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/>
      <text:p text:style-name="Standard"/>
      <text:p text:style-name="Standard">plan (ébauche)</text:p>
      <text:p text:style-name="Standard"/>
      <text:p text:style-name="Standard">Intro </text:p>
      <text:p text:style-name="Standard"/>
      <text:list xml:id="list41331134" text:style-name="L5">
        <text:list-item>
          <text:p text:style-name="P5">page 2 d’engagement de non plagiat</text:p>
        </text:list-item>
        <text:list-item>
          <text:p text:style-name="P5">page 3 remerciement </text:p>
        </text:list-item>
        <text:list-item>
          <text:p text:style-name="P5">page 4 sommaire </text:p>
        </text:list-item>
      </text:list>
      <text:p text:style-name="Standard"/>
      <text:p text:style-name="Standard">Partie I : </text:p>
      <text:p text:style-name="Standard"/>
      <text:p text:style-name="Standard">partie a : le choix du projet</text:p>
      <text:list xml:id="list41262064" text:style-name="L1">
        <text:list-item>
          <text:p text:style-name="P1">Pourquoi un stage en labo plutot qu’en labo (critique point foet/faible /rap entreprise)</text:p>
        </text:list-item>
        <text:list-item>
          <text:p text:style-name="P1">deuxieme choix et pourquoi</text:p>
        </text:list-item>
      </text:list>
      <text:p text:style-name="Standard"/>
      <text:p text:style-name="Standard">partie b : organisation</text:p>
      <text:p text:style-name="Standard"><text:s text:c="6"/>_ <text:s/>Présentation du choix du sujet :</text:p>
      <text:list xml:id="list41254648" text:style-name="L2">
        <text:list-item>
          <text:list>
            <text:list-item>
              <text:p text:style-name="P2">Horaires</text:p>
            </text:list-item>
            <text:list-item>
              <text:p text:style-name="P2">rencontre avec le prof (date conséquence explication se que ca ns apporté)</text:p>
            </text:list-item>
          </text:list>
        </text:list-item>
      </text:list>
      <text:p text:style-name="Standard"/>
      <text:p text:style-name="Standard"/>
      <text:p text:style-name="Standard">Partie II :</text:p>
      <text:list xml:id="list41254649" text:style-name="L3">
        <text:list-item>
          <text:list>
            <text:list-item>
              <text:p text:style-name="P3">notre projet</text:p>
            </text:list-item>
            <text:list-item>
              <text:p text:style-name="P3">principal difficulté </text:p>
            </text:list-item>
            <text:list-item>
              <text:p text:style-name="P3">ce qui a été mis en place</text:p>
            </text:list-item>
            <text:list-item>
              <text:p text:style-name="P3">langage utilisé </text:p>
            </text:list-item>
            <text:list-item>
              <text:p text:style-name="P3">explication du projet </text:p>
            </text:list-item>
            <text:list-item>
              <text:p text:style-name="P3">situation initiale / final </text:p>
            </text:list-item>
            <text:list-item>
              <text:p text:style-name="P3">regret ou amélioration</text:p>
            </text:list-item>
          </text:list>
        </text:list-item>
      </text:list>
      <text:p text:style-name="Standard"/>
      <text:p text:style-name="Standard">Partie III :</text:p>
      <text:list xml:id="list41268652" text:style-name="L4">
        <text:list-item>
          <text:list>
            <text:list-item>
              <text:p text:style-name="P4">ce que le stage a apporté</text:p>
            </text:list-item>
            <text:list-item>
              <text:p text:style-name="P4">Plan de carrière futur …</text:p>
            </text:list-item>
            <text:list-item>
              <text:p text:style-name="P4">aide pour un métier ou spécialisation …</text:p>
            </text:list-item>
            <text:list-item>
              <text:p text:style-name="P4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0:51:50.11</meta:creation-date>
    <dc:date>2012-05-02T21:20:50.04</dc:date>
    <meta:editing-duration>PT29M5S</meta:editing-duration>
    <meta:editing-cycles>1</meta:editing-cycles>
    <meta:generator>LibreOffice/3.4$Win32 LibreOffice_project/340m1$Build-203</meta:generator>
    <meta:document-statistic meta:table-count="0" meta:image-count="0" meta:object-count="0" meta:page-count="1" meta:paragraph-count="29" meta:word-count="139" meta:character-count="708" meta:non-whitespace-character-count="598"/>
  </office:meta>
</office:document-meta>
</file>